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099cm" fo:margin-left="0.118cm" fo:margin-right="12.783cm" table:align="margins"/>
    </style:style>
    <style:style style:name="Table1.A" style:family="table-column">
      <style:table-column-properties style:column-width="1.363cm" style:rel-column-width="773*"/>
    </style:style>
    <style:style style:name="Table1.B" style:family="table-column">
      <style:table-column-properties style:column-width="1.651cm" style:rel-column-width="936*"/>
    </style:style>
    <style:style style:name="Table1.C" style:family="table-column">
      <style:table-column-properties style:column-width="1.085cm" style:rel-column-width="61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4.567cm" fo:margin-left="0.118cm" fo:margin-right="12.315cm" table:align="margins"/>
    </style:style>
    <style:style style:name="Table2.A" style:family="table-column">
      <style:table-column-properties style:column-width="2.633cm" style:rel-column-width="1493*"/>
    </style:style>
    <style:style style:name="Table2.B" style:family="table-column">
      <style:table-column-properties style:column-width="1.933cm" style:rel-column-width="109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45fb0" officeooo:paragraph-rsid="00145f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root&gt;+------+------+----------------+</text:p>
      <text:p text:style-name="P1"><text:s text:c="4"/>-&gt; | Onum | Snum | 12% Commission |</text:p>
      <text:p text:style-name="P1"><text:s text:c="4"/>-&gt; +------+------+----------------+</text:p>
      <text:p text:style-name="P1"><text:s text:c="4"/>-&gt; | 3001 | 1007 | <text:s text:c="10"/>2.24 |</text:p>
      <text:p text:style-name="P1"><text:s text:c="4"/>-&gt; | 3003 | 1001 | <text:s text:c="9"/>92.06 |</text:p>
      <text:p text:style-name="P1"><text:s text:c="4"/>-&gt; | 3002 | 1004 | <text:s text:c="8"/>228.01 |</text:p>
      <text:p text:style-name="P1"><text:s text:c="4"/>-&gt; | 3005 | 1002 | <text:s text:c="8"/>619.25 |</text:p>
      <text:p text:style-name="P1"><text:s text:c="4"/>-&gt; | 3006 | 1007 | <text:s text:c="8"/>131.78 |</text:p>
      <text:p text:style-name="P1"><text:s text:c="4"/>-&gt; | 3009 | 1003 | <text:s text:c="8"/>205.59 |</text:p>
      <text:p text:style-name="P1"><text:s text:c="4"/>-&gt; | 3007 | 1002 | <text:s text:c="10"/>9.09 |</text:p>
      <text:p text:style-name="P1"><text:s text:c="4"/>-&gt; | 3008 | 1001 | <text:s text:c="8"/>566.76 |</text:p>
      <text:p text:style-name="P1"><text:s text:c="4"/>-&gt; | 3010 | 1002 | <text:s text:c="8"/>157.19 |</text:p>
      <text:p text:style-name="P1"><text:s text:c="4"/>-&gt; | 3011 | 1001 | <text:s text:c="7"/>1187.03 |</text:p>
      <text:p text:style-name="P1"><text:s text:c="4"/>-&gt; +------+------+----------------+</text:p>
      <text:p text:style-name="P1"/>
      <text:p text:style-name="P1">2)</text:p>
      <text:p text:style-name="P1">oot&gt;select city,max(rating) as"higest rating:" from customers group by 1;</text:p>
      <text:p text:style-name="P1">+----------+----------------+</text:p>
      <text:p text:style-name="P1">| city <text:s text:c="4"/>| higest rating: |</text:p>
      <text:p text:style-name="P1">+----------+----------------+</text:p>
      <text:p text:style-name="P1">| london <text:s text:c="2"/>| <text:s text:c="11"/>100 |</text:p>
      <text:p text:style-name="P1">| rome <text:s text:c="4"/>| <text:s text:c="11"/>200 |</text:p>
      <text:p text:style-name="P1">| san jose | <text:s text:c="11"/>300 |</text:p>
      <text:p text:style-name="P1">| berlin <text:s text:c="2"/>| <text:s text:c="11"/>300 |</text:p>
      <text:p text:style-name="P1">+----------+----------------+</text:p>
      <text:p text:style-name="P1">4 rows in set (0.00 sec)</text:p>
      <text:p text:style-name="P1">3)</text:p>
      <text:p text:style-name="P1">root&gt;select Rating,Cname,Cnum from customers order by Rating desc;</text:p>
      <text:p text:style-name="P1">+--------+----------+------+</text:p>
      <text:p text:style-name="P1">| Rating | Cname <text:s text:c="3"/>| Cnum |</text:p>
      <text:p text:style-name="P1">+--------+----------+------+</text:p>
      <text:p text:style-name="P1">| <text:s text:c="3"/>300 | grass <text:s text:c="3"/>| 2004 |</text:p>
      <text:p text:style-name="P1">| <text:s text:c="3"/>300 | cisneros | 2008 |</text:p>
      <text:p text:style-name="P1">| <text:s text:c="3"/>200 | giovanni | 2002 |</text:p>
      <text:p text:style-name="P1">| <text:s text:c="3"/>200 | liu <text:s text:c="5"/>| 2003 |</text:p>
      <text:p text:style-name="P1">| <text:s text:c="3"/>100 | hoffman <text:s/>| 2001 |</text:p>
      <text:p text:style-name="P1">| <text:s text:c="3"/>100 | clemens <text:s/>| 2006 |</text:p>
      <text:p text:style-name="P1">| <text:s text:c="3"/>100 | pereira <text:s/>| 2007 |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C1" office:value-type="string">
              <text:p text:style-name="Table_20_Contents"/>
            </table:table-cell>
          </table:table-row>
        </table:table-header-rows>
      </table:table>
      <text:p text:style-name="P1">4)</text:p>
      <text:p text:style-name="P1">desc;</text:p>
      <text:p text:style-name="P1">+-----------------+------------+</text:p>
      <text:p text:style-name="P1">| Count of orders | Odate <text:s text:c="5"/>|</text:p>
      <text:p text:style-name="P1">+-----------------+------------+</text:p>
      <text:p text:style-name="P1">| <text:s text:c="14"/>5 | 1990-10-03 |</text:p>
      <text:p text:style-name="P1">| <text:s text:c="14"/>2 | 1990-10-04 |</text:p>
      <text:p text:style-name="P1">| <text:s text:c="14"/>2 | 1990-10-06 |</text:p>
      <text:p text:style-name="P1">| <text:s text:c="14"/>1 | 1990-10-05 |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</table:table-row>
        </table:table-header-rows>
      </table:table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0:36:34.491252908</meta:creation-date>
    <dc:date>2024-03-15T00:44:35.953240396</dc:date>
    <meta:editing-duration>PT8M2S</meta:editing-duration>
    <meta:editing-cycles>1</meta:editing-cycles>
    <meta:document-statistic meta:table-count="2" meta:image-count="0" meta:object-count="0" meta:page-count="2" meta:paragraph-count="47" meta:word-count="264" meta:character-count="1456" meta:non-whitespace-character-count="976"/>
    <meta:generator>LibreOffice/7.3.7.2$Linux_X86_64 LibreOffice_project/30$Build-2</meta:generator>
  </office:meta>
</office:document-meta>
</file>